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9e01" officeooo:paragraph-rsid="00089e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regory MATHIS</text:p>
      <text:p text:style-name="P1"/>
      <text:p text:style-name="P1">Projet 2</text:p>
      <text:p text:style-name="P1"/>
      <text:p text:style-name="P1">lien repository GitHub :</text:p>
      <text:p text:style-name="P1"/>
      <text:p text:style-name="P1"><text:a xlink:type="simple" xlink:href="https://github.com/gregorymathis/gregorymathis_2_28042021" text:style-name="Internet_20_link" text:visited-style-name="Visited_20_Internet_20_Link">gregorymathis/gregorymathis_2_28042021: github projet 2 reservia</text:a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5T16:22:55.586000000</meta:creation-date>
    <dc:date>2021-05-25T16:31:57.214000000</dc:date>
    <meta:editing-duration>PT9M2S</meta:editing-duration>
    <meta:editing-cycles>1</meta:editing-cycles>
    <meta:generator>LibreOffice/7.1.2.2$Windows_X86_64 LibreOffice_project/8a45595d069ef5570103caea1b71cc9d82b2aae4</meta:generator>
    <meta:document-statistic meta:table-count="0" meta:image-count="0" meta:object-count="0" meta:page-count="1" meta:paragraph-count="4" meta:word-count="13" meta:character-count="111" meta:non-whitespace-character-count="101"/>
  </office:meta>
</office:document-meta>
</file>